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3"/>
      <text:p text:style-name="P3"/>
      <text:p text:style-name="P4">Projects <text:span text:style-name="T2">checked </text:span></text:p>
      <text:p text:style-name="P4">5A <text:span text:style-name="T3">OK</text:span></text:p>
      <text:p text:style-name="P4">5B <text:span text:style-name="T4">OK</text:span></text:p>
      <text:p text:style-name="P5">5C <text:span text:style-name="T3">OK</text:span>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2-28T20:10:20.796000000</dc:date>
    <meta:editing-duration>PT1H12M56S</meta:editing-duration>
    <meta:editing-cycles>8</meta:editing-cycles>
    <meta:document-statistic meta:table-count="0" meta:image-count="0" meta:object-count="0" meta:page-count="1" meta:paragraph-count="11" meta:word-count="42" meta:character-count="271" meta:non-whitespace-character-count="225"/>
  </office:meta>
</office:document-meta>
</file>